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B0C58E3E.png" manifest:media-type="image/png"/>
  <manifest:file-entry manifest:full-path="Pictures/100000010000055600000300498DBD72.png" manifest:media-type="image/png"/>
  <manifest:file-entry manifest:full-path="Pictures/100000010000055600000300B28D759F.png" manifest:media-type="image/png"/>
  <manifest:file-entry manifest:full-path="Pictures/100000010000055600000300335B5ED7.png" manifest:media-type="image/png"/>
  <manifest:file-entry manifest:full-path="Pictures/100000010000055600000300FD51D4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1154in" svg:height="5.6866in" draw:z-index="0"><draw:image xlink:href="Pictures/100000010000055600000300FD51D41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0.1154in" svg:height="5.6866in" draw:z-index="1"><draw:image xlink:href="Pictures/100000010000055600000300B28D75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width="10.1154in" svg:height="5.6866in" draw:z-index="2"><draw:image xlink:href="Pictures/100000010000055600000300498DBD7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0.1154in" svg:height="5.6866in" draw:z-index="3"><draw:image xlink:href="Pictures/100000010000055600000300B0C58E3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5" text:anchor-type="char" svg:width="10.1154in" svg:height="5.6866in" draw:z-index="4"><draw:image xlink:href="Pictures/100000010000055600000300335B5ED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2:27:45.951165968</meta:creation-date>
    <dc:date>2025-11-14T13:43:51.068424930</dc:date>
    <meta:editing-duration>PT7M25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10" meta:paragraph-count="0" meta:word-count="0" meta:character-count="0" meta:non-whitespace-character-count="0"/>
  </office:meta>
</office:document-meta>
</file>